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4.369cm" svg:x="12.432cm" svg:y="4.168cm">
          <text:p text:style-name="P1">Trainer 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4.369cm" svg:x="12.831cm" svg:y="5.066cm">
          <text:p text:style-name="P1">Traine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4.369cm" svg:x="13.13cm" svg:y="5.874cm">
          <text:p text:style-name="P1">Train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14.369cm" svg:x="13.446cm" svg:y="6.672cm">
          <text:p text:style-name="P1">Trainer 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15cm" svg:height="3.615cm" svg:x="1.635cm" svg:y="21.735cm">
          <text:p text:style-name="P2">VersionOne<text:line-break/>Server</text:p>
          <text:p text:style-name="P2">(Window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3.315cm" svg:height="3.606cm" svg:x="7.985cm" svg:y="21.739cm">
          <text:p text:style-name="P2">ClearCase<text:line-break/>Server</text:p>
          <text:p text:style-name="P2">(Linux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layer="layout" svg:width="6.094cm" svg:height="2.234cm" svg:x="13.7cm" svg:y="7.926cm">
          <text:p text:style-name="P2">Instructor Operation<text:line-break/>Station<text:line-break/>(Window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2cm" svg:x="13.702cm" svg:y="10.59cm">
          <text:p text:style-name="P2">Combat Environment<text:line-break/>Simulator<text:line-break/>(Windows or Linu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3cm" svg:x="13.701cm" svg:y="13.253cm">
          <text:p text:style-name="P2">Pilot Trainer<text:line-break/>System</text:p>
          <text:p text:style-name="P2">(Linu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3cm" svg:x="13.701cm" svg:y="15.916cm">
          <text:p text:style-name="P2">Audio Simulation</text:p>
          <text:p text:style-name="P2">(Linux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94cm" svg:height="2.233cm" svg:x="13.7cm" svg:y="18.58cm">
          <text:p text:style-name="P2">Visual Simulation</text:p>
          <text:p text:style-name="P2">(Windows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61cm" svg:height="2.167cm" svg:x="2.905cm" svg:y="3.794cm">
          <text:p text:style-name="P2">User via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26cm" svg:height="6.386cm" svg:x="3.032cm" svg:y="9.838cm">
          <text:p text:style-name="P2">Python<text:line-break/>Web Server<text:line-break/>(Linux)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72cm" svg:y1="6.075cm" svg:x2="5.572cm" svg:y2="9.838cm">
          <text:p/>
        </draw:line>
        <draw:line draw:style-name="gr4" draw:text-style-name="P2" draw:layer="layout" svg:x1="3.921cm" svg:y1="16.224cm" svg:x2="3.286cm" svg:y2="21.701cm">
          <text:p/>
        </draw:line>
        <draw:line draw:style-name="gr4" draw:text-style-name="P2" draw:layer="layout" svg:x1="9.382cm" svg:y1="21.701cm" svg:x2="6.969cm" svg:y2="16.24cm">
          <text:p/>
        </draw:line>
        <draw:line draw:style-name="gr4" draw:text-style-name="P2" draw:layer="layout" svg:x1="7.858cm" svg:y1="12.119cm" svg:x2="12.43cm" svg:y2="12.119cm">
          <text:p/>
        </draw:line>
        <draw:frame draw:style-name="gr5" draw:text-style-name="P3" draw:layer="layout" svg:width="11.907cm" svg:height="1.352cm" svg:x="4.937cm" svg:y="1.299cm">
          <draw:text-box>
            <text:p><text:span text:style-name="T1">Basic Lab Configu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</meta:initial-creator>
    <meta:creation-date>2014-03-29T21:11:20</meta:creation-date>
    <dc:date>2014-05-26T22:26:54</dc:date>
    <dc:creator>Adam </dc:creator>
    <meta:editing-duration>PT14M11S</meta:editing-duration>
    <meta:editing-cycles>4</meta:editing-cycles>
    <meta:generator>LibreOffice/4.0.4.2$Linux_X86_64 LibreOffice_project/400m0$Build-2</meta:generator>
    <meta:document-statistic meta:object-count="18"/>
  </office:meta>
</office:document-meta>
</file>